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15D63005B730CF3AA99.png" manifest:media-type="image/png"/>
  <manifest:file-entry manifest:full-path="Pictures/100000000000016D000001409D3BBD2AE252365B.png" manifest:media-type="image/png"/>
  <manifest:file-entry manifest:full-path="Pictures/10000000000001B600000158F74A7942BEF914A2.png" manifest:media-type="image/png"/>
  <manifest:file-entry manifest:full-path="Pictures/10000000000001EF0000017156149303DBC26B69.png" manifest:media-type="image/png"/>
  <manifest:file-entry manifest:full-path="Pictures/10000000000001F000000124A7FE91849D09B052.png" manifest:media-type="image/png"/>
  <manifest:file-entry manifest:full-path="Pictures/100000000000015B00000129DE9BEAC6068B558E.png" manifest:media-type="image/png"/>
  <manifest:file-entry manifest:full-path="Pictures/100000000000027100000133C5F68275CFE27CE8.png" manifest:media-type="image/png"/>
  <manifest:file-entry manifest:full-path="Pictures/10000000000001A10000017FC5FD882B642ED337.png" manifest:media-type="image/png"/>
  <manifest:file-entry manifest:full-path="Pictures/1000000000000155000000B83B689517450953AA.png" manifest:media-type="image/png"/>
  <manifest:file-entry manifest:full-path="Pictures/10000000000001D80000017C38A3746390322D9E.png" manifest:media-type="image/png"/>
  <manifest:file-entry manifest:full-path="Pictures/100000000000022A0000021AFAFECE956C76C9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text-properties officeooo:rsid="001b2cab" officeooo:paragraph-rsid="001b2cab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8457in" svg:height="3.8055in" draw:z-index="0"><draw:image xlink:href="Pictures/10000000000001B600000158F74A7942BEF914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5484in" svg:y="0.1173in" svg:width="4.1346in" svg:height="3.6252in" draw:z-index="2"><draw:image xlink:href="Pictures/100000000000016D000001409D3BBD2AE25236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1547in" svg:y="0.1in" svg:width="3.828in" svg:height="2.0654in" draw:z-index="1"><draw:image xlink:href="Pictures/1000000000000155000000B83B689517450953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4" text:anchor-type="paragraph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><draw:frame draw:style-name="fr1" draw:name="Image5" text:anchor-type="paragraph" svg:width="3.6071in" svg:height="4.1547in" draw:z-index="8"><draw:image xlink:href="Pictures/100000000000012F0000015D63005B730CF3AA9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5.6189in" svg:height="4.5236in" draw:z-index="4"><draw:image xlink:href="Pictures/10000000000001D80000017C38A3746390322D9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7" text:anchor-type="paragraph" svg:width="4.1311in" svg:height="3.5354in" draw:z-index="5"><draw:image xlink:href="Pictures/100000000000015B00000129DE9BEAC6068B55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HEROKU DEPLOYMENT</text:p>
      <text:p text:style-name="P1"><draw:frame draw:style-name="fr2" draw:name="Image8" text:anchor-type="paragraph" svg:x="0.9807in" svg:y="0in" svg:width="4.9646in" svg:height="4.5598in" draw:z-index="6"><draw:image xlink:href="Pictures/10000000000001A10000017FC5FD882B642ED3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paragraph" svg:width="5.8929in" svg:height="4.3929in" draw:z-index="7"><draw:image xlink:href="Pictures/10000000000001EF0000017156149303DBC26B6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OAUTH</text:p>
      <text:p text:style-name="P4"/>
      <text:p text:style-name="P4"><draw:frame draw:style-name="fr1" draw:name="Image10" text:anchor-type="paragraph" svg:width="6.5953in" svg:height="6.4047in" draw:z-index="9"><draw:image xlink:href="Pictures/100000000000022A0000021AFAFECE956C76C999.png" xlink:type="simple" xlink:show="embed" xlink:actuate="onLoad"/></draw:frame></text:p>
      <text:p text:style-name="P4"/>
      <text:p text:style-name="P4"><draw:frame draw:style-name="fr4" draw:name="Image11" text:anchor-type="paragraph" svg:width="6.9252in" svg:height="3.4016in" draw:z-index="10"><draw:image xlink:href="Pictures/100000000000027100000133C5F68275CFE27CE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1-16T12:30:26.303759735</dc:date>
    <meta:editing-duration>PT7H43M40S</meta:editing-duration>
    <meta:editing-cycles>9</meta:editing-cycles>
    <meta:generator>LibreOffice/5.1.6.2$Linux_X86_64 LibreOffice_project/10m0$Build-2</meta:generator>
    <meta:document-statistic meta:table-count="0" meta:image-count="11" meta:object-count="0" meta:page-count="7" meta:paragraph-count="2" meta:word-count="3" meta:character-count="22" meta:non-whitespace-character-count="21"/>
  </office:meta>
</office:document-meta>
</file>